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officeooo:rsid="0007afef" officeooo:paragraph-rsid="0007afe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fo:font-size="14pt" fo:font-weight="normal" officeooo:rsid="00196d6d" officeooo:paragraph-rsid="00196d6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9211e" fo:font-size="14pt" fo:font-weight="normal" officeooo:rsid="001c33ef" officeooo:paragraph-rsid="001c33e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fo:font-size="14pt" fo:font-weight="normal" officeooo:rsid="001f9e7a" officeooo:paragraph-rsid="001f9e7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07afef" officeooo:paragraph-rsid="0007afe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08073d" officeooo:paragraph-rsid="0008073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bold" officeooo:rsid="000db0b9" officeooo:paragraph-rsid="000db0b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bold" officeooo:rsid="0010b38f" officeooo:paragraph-rsid="0010b38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bold" officeooo:rsid="00118260" officeooo:paragraph-rsid="00118260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font-weight="bold" officeooo:rsid="0013afa8" officeooo:paragraph-rsid="0013afa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font-weight="bold" officeooo:rsid="0016904a" officeooo:paragraph-rsid="0016904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bold" officeooo:rsid="00196d6d" officeooo:paragraph-rsid="00196d6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bold" officeooo:rsid="00199961" officeooo:paragraph-rsid="0019996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font-weight="bold" officeooo:rsid="001ac178" officeooo:paragraph-rsid="001ac17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weight="normal" officeooo:rsid="0008073d" officeooo:paragraph-rsid="0008073d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weight="normal" officeooo:rsid="000db0b9" officeooo:paragraph-rsid="000db0b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font-weight="normal" officeooo:rsid="000eb8a9" officeooo:paragraph-rsid="000eb8a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font-weight="normal" officeooo:rsid="0010fefa" officeooo:paragraph-rsid="0010fefa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font-weight="normal" officeooo:rsid="001279c4" officeooo:paragraph-rsid="001279c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font-weight="normal" officeooo:rsid="00150d52" officeooo:paragraph-rsid="00150d5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font-weight="normal" officeooo:rsid="00186dc3" officeooo:paragraph-rsid="00186dc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font-weight="normal" officeooo:rsid="00199961" officeooo:paragraph-rsid="0019996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6pt" fo:font-weight="bold" officeooo:rsid="0008073d" officeooo:paragraph-rsid="0008073d" style:font-size-asian="16pt" style:font-weight-asian="bold" style:font-size-complex="16pt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b93fe" style:language-asian="zxx" style:country-asian="none" style:language-complex="zxx" style:country-complex="none"/>
    </style:style>
    <style:style style:name="T3" style:family="text">
      <style:text-properties fo:language="zxx" fo:country="none" officeooo:rsid="000bfed7" style:language-asian="zxx" style:country-asian="none" style:language-complex="zxx" style:country-complex="none"/>
    </style:style>
    <style:style style:name="T4" style:family="text">
      <style:text-properties fo:language="zxx" fo:country="none" officeooo:rsid="00186dc3" style:language-asian="zxx" style:country-asian="none" style:language-complex="zxx" style:country-complex="none"/>
    </style:style>
    <style:style style:name="T5" style:family="text">
      <style:text-properties fo:language="zxx" fo:country="none" officeooo:rsid="0019016b" style:language-asian="zxx" style:country-asian="none" style:language-complex="zxx" style:country-complex="none"/>
    </style:style>
    <style:style style:name="T6" style:family="text">
      <style:text-properties fo:language="zxx" fo:country="none" officeooo:rsid="001a1e2a" style:language-asian="zxx" style:country-asian="none" style:language-complex="zxx" style:country-complex="none"/>
    </style:style>
    <style:style style:name="T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PROGRAMMAZIONE CONCORRENTE TRA THREAD</text:p>
      <text:p text:style-name="P5"/>
      <text:p text:style-name="P23">Es0- Premortem</text:p>
      <text:p text:style-name="P15">Ad un thread, si p<text:span text:style-name="T2">uò </text:span><text:span text:style-name="T3">passare anche una Struct ! (E' comodo utilizzare un puntatore per accedervi.., si usa la sintassi p-&gt;. Per definire la struct: typedef struct s{ <text:s text:c="2"/>} S;</text:span></text:p>
      <text:p text:style-name="P16"><text:span text:style-name="T3">p</text:span><text:span text:style-name="T1">thread_self(), torna il pid corrente del thread.</text:span></text:p>
      <text:p text:style-name="P16"><text:span text:style-name="T1">La pthread_join, aspetta un </text:span><text:span text:style-name="T7">pid </text:span><text:span text:style-name="T1">con la possibilità di mettere il valore di uscita da qualche parte.</text:span></text:p>
      <text:p text:style-name="P7"><text:span text:style-name="T1">Es1 – Banche</text:span></text:p>
      <text:p text:style-name="P16"><text:span text:style-name="T1">Uso della </text:span><text:span text:style-name="T7">mutex </text:span><text:span text:style-name="T1">, una cosa interessante è l'utilizzo della funzione </text:span><text:span text:style-name="T7">nanosleep</text:span><text:span text:style-name="T1">.</text:span></text:p>
      <text:p text:style-name="P16"><text:span text:style-name="T7">Es2 – Banche</text:span></text:p>
      <text:p text:style-name="P17"><text:span text:style-name="T1">Vengono usate più mutex, interessante il fatto che utilizzandone di più, il numero di operazioni è molto più alto. Questo perchè non devono aspettarsi, ma possono eseguire tutte in parallelo.</text:span></text:p>
      <text:p text:style-name="P8"><text:span text:style-name="T1">Es3 – Fachiri</text:span></text:p>
      <text:p text:style-name="P18"><text:span text:style-name="T1">Niente di particolare</text:span></text:p>
      <text:p text:style-name="P9"><text:span text:style-name="T1">Es3Bis – Fachiri</text:span></text:p>
      <text:p text:style-name="P19"><text:span text:style-name="T1">Esempio di Deadlock</text:span></text:p>
      <text:p text:style-name="P10"><text:span text:style-name="T1">Es4 – Ripartire_In_Ordine</text:span></text:p>
      <text:p text:style-name="P20"><text:span text:style-name="T1">Per fare bloccare i thread, usa una if con al suo interno una wait.</text:span></text:p>
      <text:p text:style-name="P20"><text:span text:style-name="T1">Per Farli ripartire in ordine, usa un while con una wait al suo interno.</text:span></text:p>
      <text:p text:style-name="P20"><text:span text:style-name="T1">Quando sarà il suo turno , esce e dà una broadcast : per verificare il turno di qualcun altro.</text:span></text:p>
      <text:p text:style-name="P11"><text:span text:style-name="T1">Sincronizzazione_3_Threa</text:span><text:span text:style-name="T4">d</text:span></text:p>
      <text:p text:style-name="P21"><text:span text:style-name="T1">Esempio molto interessante, </text:span><text:span text:style-name="T5">sincronizza 3 thread utilizzando un array di conditionVariable. </text:span></text:p>
      <text:p text:style-name="P12"><text:span text:style-name="T5">F</text:span><text:span text:style-name="T1">ornaio_Scaffale_DoppioAccesso</text:span></text:p>
      <text:p text:style-name="P2"><text:span text:style-name="T1">DA FARE</text:span></text:p>
      <text:p text:style-name="P13"><text:span text:style-name="T1">2 produttori – A+B consumatori</text:span></text:p>
      <text:p text:style-name="P22"><text:span text:style-name="T1">due condition variable diverse, tra un produttore ed un altro. Entrambi utilizzano un while per sincronizzarsi col buffer. Se </text:span><text:span text:style-name="T6">il loro buffer è pieno, fanno la wait. E aspettano di essere risvegliati dal Consumatore.</text:span></text:p>
      <text:p text:style-name="P14"><text:span text:style-name="T6">2 </text:span><text:span text:style-name="T1">produttori – A+B consumatori PARALLELO</text:span></text:p>
      <text:p text:style-name="P3"><text:span text:style-name="T1">DA FARE</text:span></text:p>
      <text:p text:style-name="P6"><text:span text:style-name="T3">N ProduttoriA, M Produttori B, K ConsumatoriA, L ConsumatoriB</text:span></text:p>
      <text:p text:style-name="P4"><text:span text:style-name="T3">D</text:span><text:span text:style-name="T1">A F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32:53.511967020</meta:creation-date>
    <dc:date>2019-12-09T18:00:16.619424325</dc:date>
    <meta:editing-duration>PT1H15M24S</meta:editing-duration>
    <meta:editing-cycles>19</meta:editing-cycles>
    <meta:generator>LibreOffice/6.2.8.2$Linux_X86_64 LibreOffice_project/f82ddfca21ebc1e222a662a32b25c0c9d20169ee</meta:generator>
    <meta:document-statistic meta:table-count="0" meta:image-count="0" meta:object-count="0" meta:page-count="1" meta:paragraph-count="27" meta:word-count="238" meta:character-count="1513" meta:non-whitespace-character-count="1292"/>
  </office:meta>
</office:document-meta>
</file>